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erif Pro" svg:font-family="'Source Serif Pro', serif"/>
  </office:font-face-decls>
  <office:automatic-styles>
    <style:style style:name="P1" style:family="paragraph" style:parent-style-name="Standard">
      <style:text-properties fo:color="#000000" loext:opacity="100%" fo:background-color="#ffffd7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#ffffd7"/>
    </style:style>
    <style:style style:name="T1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4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5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7" style:family="text">
      <style:text-properties fo:font-variant="normal" fo:text-transform="none" fo:color="#c9211e" loext:opacity="100%" style:font-name="Source Serif Pro" fo:font-size="13.5pt" fo:letter-spacing="normal" fo:font-style="normal" fo:font-weight="normal"/>
    </style:style>
    <style:style style:name="T8" style:family="text">
      <style:text-properties fo:font-variant="normal" fo:text-transform="none" fo:color="#c9211e" loext:opacity="100%" style:font-name="Source Serif Pro" fo:font-size="13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c9211e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0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3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ffffd7" loext:char-shading-value="0"/>
    </style:style>
    <style:style style:name="T14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ffffd7" loext:char-shading-value="0" loext:padding="0cm" loext:border="none"/>
    </style:style>
    <style:style style:name="T15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ffffd7" loext:char-shading-value="0" loext:padding="0cm" loext:border="none"/>
    </style:style>
    <style:style style:name="T16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ffffd7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5">1 - Construyendo la estructura básica de HTML</text:span></text:span></text:p>
      <text:p text:style-name="P2"><text:span text:style-name="T16">Acabas de comenzar una pasantía en una empresa de desarrollo web y tu primera tarea es crear un documento HTML básico para un nuevo proyecto. El objetivo es construir la estructura fundamental de un archivo HTML, incluyendo las etiquetas esenciales: </text:span><text:span text:style-name="Source_20_Text"><text:span text:style-name="T15">&lt;!DOCTYPE html&gt;</text:span></text:span><text:span text:style-name="T16">, </text:span><text:span text:style-name="Source_20_Text"><text:span text:style-name="T15">&lt;html&gt;</text:span></text:span><text:span text:style-name="T16">, </text:span><text:span text:style-name="Source_20_Text"><text:span text:style-name="T15">&lt;head&gt;</text:span></text:span><text:span text:style-name="T16"> y </text:span><text:span text:style-name="Source_20_Text"><text:span text:style-name="T15">&lt;body&gt;</text:span></text:span><text:span text:style-name="T16">. Además, dentro de la etiqueta </text:span><text:span text:style-name="Source_20_Text"><text:span text:style-name="T15">&lt;head&gt;</text:span></text:span><text:span text:style-name="T16">, agrega una etiqueta </text:span><text:span text:style-name="Source_20_Text"><text:span text:style-name="T15">&lt;title&gt;</text:span></text:span><text:span text:style-name="T16"> con un título de tu elección para la página. Recuerda seguir las prácticas de indentación correctas para mantener el código organizado.</text:span></text:p>
      <text:p text:style-name="P2"><text:span text:style-name="Strong_20_Emphasis"><text:span text:style-name="T15">2 - Añadiendo contenido a HTML</text:span></text:span></text:p>
      <text:p text:style-name="P2"><text:span text:style-name="T16">Ahora que la estructura básica de tu documento HTML está lista, tu supervisor te pidió que agregues un encabezado y un párrafo al cuerpo del documento. Utiliza las etiquetas </text:span><text:span text:style-name="Source_20_Text"><text:span text:style-name="T15">&lt;h1&gt;</text:span></text:span><text:span text:style-name="T16"> para el encabezado y </text:span><text:span text:style-name="Source_20_Text"><text:span text:style-name="T15">&lt;p&gt;</text:span></text:span><text:span text:style-name="T16"> para el párrafo. Elige un tema para el encabezado y escribe un breve párrafo relacionado con ese tema.</text:span></text:p>
      <text:p text:style-name="P2"><text:span text:style-name="Strong_20_Emphasis"><text:span text:style-name="T15">3 - Trabajando con metaetiquetas y título</text:span></text:span></text:p>
      <text:p text:style-name="P2"><text:span text:style-name="T16">Necesitas optimizar la sección </text:span><text:span text:style-name="Source_20_Text"><text:span text:style-name="T15">&lt;head&gt;</text:span></text:span><text:span text:style-name="T16"> de la página HTML existente. Agrega una metaetiqueta para establecer la codificación de caracteres como UTF-8 y cambia el título de la página a algo más descriptivo y apropiado para el contenido del sitio.</text:span></text:p>
      <text:p text:style-name="P2"><text:span text:style-name="Strong_20_Emphasis"><text:span text:style-name="T15">4 - Organizando contenido con etiquetas HTML</text:span></text:span></text:p>
      <text:p text:style-name="P2"><text:span text:style-name="T16">Estás desarrollando la página de inicio de un sitio para un proyecto personal. Necesitas crear un título principal y un subtítulo, seguidos por un breve párrafo explicativo. Utiliza HTML para estructurar estos elementos. Crea un archivo HTML y agrega un título principal con la etiqueta </text:span><text:span text:style-name="Source_20_Text"><text:span text:style-name="T15">&lt;h1&gt;</text:span></text:span><text:span text:style-name="T16">, un subtítulo con la etiqueta </text:span><text:span text:style-name="Source_20_Text"><text:span text:style-name="T15">&lt;h2&gt;</text:span></text:span><text:span text:style-name="T16"> y un párrafo con la etiqueta </text:span><text:span text:style-name="Source_20_Text"><text:span text:style-name="T15">&lt;p&gt;</text:span></text:span><text:span text:style-name="T16">. Usa textos de tu elección para cada uno de estos. Recuerda seguir la jerarquía correcta de las etiquetas y verifica el resultado en el navegador.</text:span></text:p>
      <text:p text:style-name="P2"><text:span text:style-name="Strong_20_Emphasis"><text:span text:style-name="T15">5 - Añadiendo imágenes con accesibilidad</text:span></text:span></text:p>
      <text:p text:style-name="P2"><text:span text:style-name="T16">En este desafío, agregarás una imagen a tu proyecto de sitio personal. Elige una imagen de tu preferencia (puede ser un logotipo o una foto relacionada con el tema del sitio). Utiliza la etiqueta </text:span><text:span text:style-name="Source_20_Text"><text:span text:style-name="T15">&lt;img&gt;</text:span></text:span><text:span text:style-name="T16"> para insertar la imagen en el cuerpo del documento HTML y no olvides incluir el atributo alt para </text:span><text:soft-page-break/><text:span text:style-name="T16">describir la imagen, mejorando la accesibilidad del sitio. Verifica el resultado en el navegador.</text:span></text:p>
      <text:p text:style-name="P2"><text:span text:style-name="Strong_20_Emphasis"><text:span text:style-name="T15">6 - Listando elementos en HTML</text:span></text:span></text:p>
      <text:p text:style-name="P2"><text:span text:style-name="T16">Ahora, agrega una lista de elementos a tu sitio. Esta lista puede ser de características del proyecto, etapas de desarrollo o cualquier otra información relevante. Utiliza la etiqueta </text:span><text:span text:style-name="Source_20_Text"><text:span text:style-name="T15">&lt;ul&gt;</text:span></text:span><text:span text:style-name="T16"> para una lista no ordenada o </text:span><text:span text:style-name="Source_20_Text"><text:span text:style-name="T15">&lt;ol&gt;</text:span></text:span><text:span text:style-name="T16"> para una lista ordenada, y </text:span><text:span text:style-name="Source_20_Text"><text:span text:style-name="T15">&lt;li&gt;</text:span></text:span><text:span text:style-name="T16"> para cada elemento de la lista. Verifica el diseño en el navegador después de la inserción.</text:span></text:p>
      <text:p text:style-name="P2"><text:span text:style-name="Strong_20_Emphasis"><text:span text:style-name="T15">7 - Explorando el impacto del DOCTYPE en HTML</text:span></text:span></text:p>
      <text:p text:style-name="P2"><text:span text:style-name="T16">Tu tarea es explorar el impacto de la declaración </text:span><text:span text:style-name="Source_20_Text"><text:span text:style-name="T15">&lt;!DOCTYPE html&gt;</text:span></text:span><text:span text:style-name="T16"> en un documento HTML. Crea un archivo HTML básico con la estructura presentada en el informe, incluyendo elementos como </text:span><text:span text:style-name="Source_20_Text"><text:span text:style-name="T15">&lt;head&gt;</text:span></text:span><text:span text:style-name="T16">, </text:span><text:span text:style-name="Source_20_Text"><text:span text:style-name="T15">&lt;title&gt;</text:span></text:span><text:span text:style-name="T16">, </text:span><text:span text:style-name="Source_20_Text"><text:span text:style-name="T15">&lt;body&gt;</text:span></text:span><text:span text:style-name="T16">, </text:span><text:span text:style-name="Source_20_Text"><text:span text:style-name="T15">&lt;h1&gt;</text:span></text:span><text:span text:style-name="T16">, </text:span><text:span text:style-name="Source_20_Text"><text:span text:style-name="T15">&lt;p&gt;</text:span></text:span><text:span text:style-name="T16"> e </text:span><text:span text:style-name="Source_20_Text"><text:span text:style-name="T15">&lt;img&gt;</text:span></text:span><text:span text:style-name="T16">. Primero, visualiza la página con la declaración </text:span><text:span text:style-name="Source_20_Text"><text:span text:style-name="T15">&lt;!DOCTYPE html&gt;</text:span></text:span><text:span text:style-name="T16">. Luego, elimina la declaración y visualiza nuevamente. Utiliza la herramienta de inspección del navegador para explorar las diferencias en el modo de renderización de la página, centrándote en la presencia o ausencia del "Modo Quirks".</text:span></text:p>
      <text:p text:style-name="P2"><text:span text:style-name="Strong_20_Emphasis"><text:span text:style-name="T15">8 - Automatizando la actualización de la página con Live Server</text:span></text:span></text:p>
      <text:p text:style-name="P3">Instala y utiliza la extensión "Live Server" en Visual Studio Code para automatizar la actualización de tu página HTML. Realiza cambios en el código HTML, como agregar texto al párrafo, y observa cómo los cambios se reflejan automáticamente en el navegador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0:22:52.577820472</meta:creation-date>
    <dc:date>2025-03-06T10:24:50.452068596</dc:date>
    <meta:editing-duration>PT2M3S</meta:editing-duration>
    <meta:editing-cycles>1</meta:editing-cycles>
    <meta:document-statistic meta:table-count="0" meta:image-count="0" meta:object-count="0" meta:page-count="2" meta:paragraph-count="16" meta:word-count="560" meta:character-count="3415" meta:non-whitespace-character-count="2871"/>
    <meta:generator>LibreOffice/24.2.7.2$Linux_X86_64 LibreOffice_project/420$Build-2</meta:generator>
  </office:meta>
</office:document-meta>
</file>